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74c1" officeooo:paragraph-rsid="001e74c1"/>
    </style:style>
    <style:style style:name="T1" style:family="text">
      <style:text-properties officeooo:rsid="002069b6"/>
    </style:style>
    <style:style style:name="T2" style:family="text">
      <style:text-properties officeooo:rsid="0021b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ression and other mind diseases are currently being reported at universities. Due to it, this research was proposed to observe a group of newcomer students of the Federal University of Uberlândia (UFU) along two semesters. <text:span text:style-name="T2">F</text:span>urthermore ,using resources provided by BCI(Brain computer interface) <text:s/>technology, <text:span text:style-name="T2">to </text:span>collect <text:span text:style-name="T2">an amount of</text:span> data about their emotional state.</text:p>
      <text:p text:style-name="P1">Data collecting were made on 3 points of semester and each one was proposed to <text:span text:style-name="T2">the </text:span>volunteer<text:span text:style-name="T1">s</text:span> <text:span text:style-name="T2">to </text:span>do <text:span text:style-name="T2">a </text:span>same activity related to computer science course. <text:span text:style-name="T1">They executed those activities </text:span><text:s/><text:span text:style-name="T1">while wearing a EEG based equipment, Epoc+, which was responsible for collecting their emotional data.</text:span></text:p>
      <text:p text:style-name="P1">The results were <text:span text:style-name="T1">satisfying</text:span>, <text:s/>students became more stressed along time and their excitement <text:span text:style-name="T2">decreased.</text:span> <text:s text:c="4"/>Surprisingly relaxation has increased, different from what was expected. The other feelings had no great changes, th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11:56.419876225</meta:creation-date>
    <dc:date>2019-09-26T12:58:22.955212767</dc:date>
    <meta:editing-duration>PT17M7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3" meta:word-count="131" meta:character-count="881" meta:non-whitespace-character-count="746"/>
  </office:meta>
</office:document-meta>
</file>